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365f91" style:font-name="Calibri" fo:font-size="11pt" fo:letter-spacing="normal" fo:language="lv" fo:country="LV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officeooo:paragraph-rsid="0005926c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text-line-through-type="none" style:font-name="Ubuntu" fo:font-size="12pt" fo:font-style="normal" style:text-underline-style="none" fo:font-weight="bold" officeooo:paragraph-rsid="0005926c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P5" style:family="paragraph" style:parent-style-name="Standard" style:master-page-name="Standard">
      <style:paragraph-properties fo:line-height="100%" fo:text-align="start" style:justify-single-word="false" style:page-number="auto" fo:break-before="auto" fo:break-after="auto" style:writing-mode="lr-tb"/>
      <style:text-properties style:font-name="Ubuntu" fo:font-size="10pt" officeooo:paragraph-rsid="0005926c" style:font-size-asian="10pt" style:font-size-complex="10pt"/>
    </style:style>
    <style:style style:name="P6" style:family="paragraph" style:parent-style-name="Text_20_body" style:list-style-name="L1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7" style:family="paragraph" style:parent-style-name="Text_20_body" style:list-style-name="L1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officeooo:paragraph-rsid="0005926c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8" style:family="paragraph" style:parent-style-name="Text_20_body" style:list-style-name="L2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officeooo:paragraph-rsid="0005926c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9" style:family="paragraph" style:parent-style-name="Text_20_body" style:list-style-name="L3">
      <style:paragraph-properties fo:margin-top="0in" fo:margin-bottom="0in" loext:contextual-spacing="false" fo:widows="1"/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normal" officeooo:paragraph-rsid="0005926c" style:font-name-asian="Ubuntu" style:font-size-asian="10pt" style:font-style-asian="normal" style:font-weight-asian="normal" style:font-name-complex="Ubuntu" style:font-size-complex="10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365f91" style:font-name="Calibri" fo:font-size="11pt" fo:letter-spacing="normal" fo:font-style="normal" fo:font-weight="normal"/>
    </style:style>
    <style:style style:name="T1" style:family="text">
      <style:text-properties fo:color="#000000" style:text-line-through-style="none" style:text-line-through-type="none" style:font-name="Ubuntu" fo:font-size="10pt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2" style:family="text">
      <style:text-properties fo:font-variant="normal" fo:text-transform="none" fo:color="#365f91" style:font-name="Calibri" fo:font-size="11pt" fo:letter-spacing="normal" fo:language="lv" fo:country="LV" fo:font-style="normal" fo:font-weight="normal"/>
    </style:style>
    <style:style style:name="T3" style:family="text">
      <style:text-properties fo:font-variant="normal" fo:text-transform="none" fo:color="#365f91" fo:letter-spacing="normal" fo:language="lv" fo:country="LV" fo:font-style="normal" fo:font-weight="bold" style:font-name-asian="Ubuntu" style:font-weight-asian="bold" style:font-name-complex="Ubuntu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letter-spacing="normal" fo:language="lv" fo:country="LV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letter-spacing="normal" fo:language="lv" fo:country="LV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0pt" fo:letter-spacing="normal" fo:language="lv" fo:country="LV" fo:font-style="normal" style:text-underline-style="none" fo:font-weight="bold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Goal</text:span><text:span text:style-name="T3"><text:line-break/></text:span><text:span text:style-name="T5">Create a simple micro-lending app api.<text:line-break/></text:span><text:span text:style-name="T3"><text:line-break/></text:span><text:span text:style-name="T4">Business requirements</text:span></text:p>
      <text:list xml:id="list2629218466885442108" text:style-name="L1">
        <text:list-item>
          <text:p text:style-name="P6">User can apply for loan by passing amount and term to api</text:p>
        </text:list-item>
        <text:list-item>
          <text:p text:style-name="P6">Loan application risk analysis is performed. Risk is considered too high if:</text:p>
          <text:list>
            <text:list-item>
              <text:p text:style-name="P7">the attempt to take loan is made after 00:00 with max possible amount</text:p>
            </text:list-item>
            <text:list-item>
              <text:p text:style-name="P7">reached max applications (e.g. 3) per day from a single IP</text:p>
            </text:list-item>
          </text:list>
        </text:list-item>
        <text:list-item>
          <text:p text:style-name="P7">Loan is issued if there are no risks associated with the application. If so, client gets response status ok. However, if risk is surrounding the application, client error with message</text:p>
        </text:list-item>
        <text:list-item>
          <text:p text:style-name="P7">Client should be able to extend a loan. Loan term gets extended for one week, interest gets increased by a factor of 1.5</text:p>
        </text:list-item>
        <text:list-item>
          <text:p text:style-name="P7">The whole history of loans is visible for clients, including loan extensions</text:p>
        </text:list-item>
      </text:list>
      <text:p text:style-name="P1"><text:line-break/><text:span text:style-name="T1">Technical requirements</text:span></text:p>
      <text:list xml:id="list1142345225115571983" text:style-name="L2">
        <text:list-item>
          <text:p text:style-name="P8">Backend in Java 6+, XML-less Spring, Hibernate</text:p>
        </text:list-item>
        <text:list-item>
          <text:p text:style-name="P8">Code is production-ready, covered with unit tests</text:p>
        </text:list-item>
        <text:list-item>
          <text:p text:style-name="P8">Acceptance tests for the happy path scenario included</text:p>
        </text:list-item>
        <text:list-item>
          <text:p text:style-name="P8">Ability to run application from the command line</text:p>
        </text:list-item>
      </text:list>
      <text:p text:style-name="P3"><text:span text:style-name="T2"><text:line-break/></text:span><text:span text:style-name="T6">What gets evaluated</text:span></text:p>
      <text:list xml:id="list239341202654156910" text:style-name="L3">
        <text:list-item>
          <text:p text:style-name="P9">Requirements</text:p>
        </text:list-item>
        <text:list-item>
          <text:p text:style-name="P9">Code quality (both production and test)</text:p>
        </text:list-item>
        <text:list-item>
          <text:p text:style-name="P9">How simple it is to run the application (embedded DB/embedded container)</text:p>
        </text:list-item>
      </text:list>
      <text:p text:style-name="P10"/>
      <text:p text:style-name="P2">Deadline for submission 16.10.2015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Ubuntu" svg:font-family="Ubuntu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1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1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1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1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1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1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1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1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2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2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2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2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2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2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2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2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3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3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3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3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3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3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3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3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25in" text:min-label-width="0.25in"/>
        <style:text-properties fo:font-family="Verdana" style:font-family-generic="swiss"/>
      </text:list-level-style-bullet>
      <text:list-level-style-bullet text:level="2" text:style-name="List4Level1" text:bullet-char="◦">
        <style:list-level-properties text:space-before="0.75in"/>
        <style:text-properties fo:font-family="Verdana" style:font-family-generic="swiss"/>
      </text:list-level-style-bullet>
      <text:list-level-style-bullet text:level="3" text:style-name="List4Level2" text:bullet-char="▪">
        <style:list-level-properties text:space-before="1.3752in"/>
        <style:text-properties fo:font-family="Verdana" style:font-family-generic="swiss"/>
      </text:list-level-style-bullet>
      <text:list-level-style-bullet text:level="4" text:style-name="List4Level3" text:bullet-char="•">
        <style:list-level-properties text:space-before="1.75in"/>
        <style:text-properties fo:font-family="Verdana" style:font-family-generic="swiss"/>
      </text:list-level-style-bullet>
      <text:list-level-style-bullet text:level="5" text:style-name="List4Level4" text:bullet-char="◦">
        <style:list-level-properties text:space-before="2.25in"/>
        <style:text-properties fo:font-family="Verdana" style:font-family-generic="swiss"/>
      </text:list-level-style-bullet>
      <text:list-level-style-bullet text:level="6" text:style-name="List4Level5" text:bullet-char="▪">
        <style:list-level-properties text:space-before="2.8752in"/>
        <style:text-properties fo:font-family="Verdana" style:font-family-generic="swiss"/>
      </text:list-level-style-bullet>
      <text:list-level-style-bullet text:level="7" text:style-name="List4Level6" text:bullet-char="•">
        <style:list-level-properties text:space-before="3.25in"/>
        <style:text-properties fo:font-family="Verdana" style:font-family-generic="swiss"/>
      </text:list-level-style-bullet>
      <text:list-level-style-bullet text:level="8" text:style-name="List4Level7" text:bullet-char="◦">
        <style:list-level-properties text:space-before="3.75in"/>
        <style:text-properties fo:font-family="Verdana" style:font-family-generic="swiss"/>
      </text:list-level-style-bullet>
      <text:list-level-style-bullet text:level="9" text:style-name="List4Level8" text:bullet-char="▪">
        <style:list-level-properties text:space-before="4.3752in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initial-creator/>
    <meta:editing-cycles>5</meta:editing-cycles>
    <dc:date>2015-10-06T10:42:41.705000000</dc:date>
    <meta:editing-duration>PT11M9S</meta:editing-duration>
    <meta:document-statistic meta:table-count="0" meta:image-count="0" meta:object-count="0" meta:page-count="1" meta:paragraph-count="18" meta:word-count="193" meta:character-count="1116" meta:non-whitespace-character-count="952"/>
  </office:meta>
</office:document-meta>
</file>